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7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1" style:master-page-name="MP0" style:family="paragraph">
      <style:paragraph-properties fo:break-before="page" fo:text-align="center"/>
      <style:text-properties fo:font-weight="bold" style:font-weight-asian="bold"/>
    </style:style>
    <style:style style:name="P2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4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5" style:parent-style-name="Paragraphedeliste" style:family="paragraph"/>
    <style:style style:name="P6" style:parent-style-name="Paragraphedeliste" style:family="paragraph"/>
    <style:style style:name="P7" style:parent-style-name="Paragraphedeliste" style:family="paragraph"/>
    <style:style style:name="P8" style:parent-style-name="Paragraphedeliste" style:family="paragraph"/>
    <style:style style:name="P9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10" style:parent-style-name="Paragraphedeliste" style:family="paragraph"/>
    <style:style style:name="T11" style:parent-style-name="Policepardéfaut" style:family="text">
      <style:text-properties fo:font-weight="bold" style:font-weight-asian="bold"/>
    </style:style>
    <style:style style:name="T12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3" style:parent-style-name="Policepardéfaut" style:family="text">
      <style:text-properties fo:font-weight="bold" style:font-weight-asian="bold"/>
    </style:style>
    <style:style style:name="P14" style:parent-style-name="Paragraphedeliste" style:family="paragraph"/>
    <style:style style:name="P15" style:parent-style-name="Paragraphedeliste" style:family="paragraph"/>
    <style:style style:name="T16" style:parent-style-name="Policepardéfaut" style:family="text">
      <style:text-properties fo:font-weight="bold" style:font-weight-asian="bold"/>
    </style:style>
    <style:style style:name="T17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8" style:parent-style-name="Policepardéfaut" style:family="text">
      <style:text-properties fo:font-weight="bold" style:font-weight-asian="bold"/>
    </style:style>
    <style:style style:name="T19" style:parent-style-name="Policepardéfaut" style:family="text">
      <style:text-properties fo:font-weight="bold" style:font-weight-asian="bold"/>
    </style:style>
    <style:style style:name="T20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21" style:parent-style-name="Paragraphedeliste" style:family="paragraph"/>
    <style:style style:name="P22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23" style:parent-style-name="Paragraphedeliste" style:family="paragraph"/>
    <style:style style:name="P24" style:parent-style-name="Paragraphedeliste" style:family="paragraph"/>
    <style:style style:name="T25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2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27" style:parent-style-name="Paragraphedeliste" style:family="paragraph">
      <style:paragraph-properties fo:margin-left="0.75in">
        <style:tab-stops/>
      </style:paragraph-properties>
    </style:style>
    <style:style style:name="P28" style:parent-style-name="Paragraphedeliste" style:family="paragraph"/>
    <style:style style:name="T29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30" style:parent-style-name="Paragraphedeliste" style:family="paragraph"/>
    <style:style style:name="P31" style:parent-style-name="Paragraphedeliste" style:family="paragraph"/>
    <style:style style:name="P32" style:parent-style-name="Paragraphedeliste" style:family="paragraph"/>
    <style:style style:name="P33" style:parent-style-name="Titre2" style:family="paragraph">
      <style:text-properties style:text-underline-type="single" style:text-underline-style="solid" style:text-underline-width="auto" style:text-underline-mode="continuous"/>
    </style:style>
    <style:style style:name="P34" style:parent-style-name="Paragraphedeliste" style:family="paragraph"/>
    <style:style style:name="P35" style:parent-style-name="Paragraphedeliste" style:family="paragraph"/>
  </office:automatic-styles>
  <office:body>
    <office:text text:use-soft-page-breaks="true">
      <text:h text:style-name="P1" text:outline-level="1">Jeu de labyrinthes</text:h>
      <text:h text:style-name="P2" text:outline-level="2">I Concept</text:h>
      <text:p text:style-name="Normal"/>
      <text:p text:style-name="Paragraphedeliste">Le concept du jeu est simple :<text:span text:style-name="T3"><text:s/>arriver à attraper un trophée placé au centre d’un labyrinthe</text:span>.</text:p>
      <text:p text:style-name="Paragraphedeliste"/>
      <text:p text:style-name="Paragraphedeliste">Le jeu se veut avant tout communautaire, la plupart des labyrinthes devront être créés par la communauté, les joueurs eux-mêmes, qui pourront ainsi laisser libre cours à leur imagination.</text:p>
      <text:p text:style-name="Paragraphedeliste"/>
      <text:h text:style-name="P4" text:outline-level="2">II Les labyrinthes</text:h>
      <text:p text:style-name="Normal"/>
      <text:list text:style-name="LFO2" text:continue-numbering="true">
        <text:list-item>
          <text:p text:style-name="P5">Les labyrinthes devront être munis obligatoirement de 3 « portes » d’entrées.</text:p>
        </text:list-item>
      </text:list>
      <text:p text:style-name="Paragraphedeliste"/>
      <text:list text:style-name="LFO2" text:continue-numbering="true">
        <text:list-item>
          <text:p text:style-name="P6">Les entrées doivent être placées de manière équidistantes (dans la mesure du possible) par rapport au trophée afin de ne privilégier aucune entrée.</text:p>
        </text:list-item>
      </text:list>
      <text:p text:style-name="Paragraphedeliste"/>
      <text:list text:style-name="LFO2" text:continue-numbering="true">
        <text:list-item>
          <text:p text:style-name="P7">Le trophée peut être placé à tout endroit du labyrinthe, à condition que la règle 2 soit respectée.</text:p>
        </text:list-item>
      </text:list>
      <text:p text:style-name="Paragraphedeliste"/>
      <text:p text:style-name="Paragraphedeliste"/>
      <text:list text:style-name="LFO2" text:continue-numbering="true">
        <text:list-item>
          <text:p text:style-name="P8">Les labyrinthes, dont les schémas seront enregistrés en base de données, pourront être réalisés par les développeurs mais également par les joueurs (un mode « création » sera donc possible).</text:p>
        </text:list-item>
      </text:list>
      <text:p text:style-name="Paragraphedeliste"/>
      <text:h text:style-name="P9" text:outline-level="2">III Modes de jeu</text:h>
      <text:p text:style-name="Normal"/>
      <text:p text:style-name="Normal"><text:tab/>Le jeu est composé de 2 modes principaux :<text:s/></text:p>
      <text:list text:style-name="LFO3" text:continue-numbering="true">
        <text:list-item>
          <text:p text:style-name="P10">Le mode<text:s/><text:span text:style-name="T11">« </text:span><text:span text:style-name="T12">Solitaire</text:span><text:span text:style-name="T13"> »</text:span><text:s/>permet au joueur de se lancer à l’assaut de l’ensemble des labyrinthes imaginés par les développeurs et par la communauté. Chaque trophée récupéré téléporte immédiatement le joueur à une entrée au hasard d’un nouveau labyrinthe et lui procure des points de succès.</text:p>
        </text:list-item>
      </text:list>
      <text:p text:style-name="Paragraphedeliste"/>
      <text:p text:style-name="Paragraphedeliste">L’objectif du mode Solitaire est de permettre au joueur un mode de jeu non basé sur la rapidité.</text:p>
      <text:p text:style-name="Paragraphedeliste"/>
      <text:list text:style-name="LFO4" text:continue-numbering="true">
        <text:list-item>
          <text:p text:style-name="P14">Les points de succès seront abordés dans la partie IV : « Les récompenses ».<text:s/></text:p>
        </text:list-item>
      </text:list>
      <text:p text:style-name="Paragraphedeliste"/>
      <text:list text:style-name="LFO3" text:continue-numbering="true">
        <text:list-item>
          <text:p text:style-name="P15">Le mode<text:s/><text:span text:style-name="T16">« </text:span><text:span text:style-name="T17">Multijoueur</text:span><text:span text:style-name="T18"> »</text:span><text:span text:style-name="T19"><text:s/></text:span>permet au joueur de se confronter à d’autres joueurs ou à des amis (<text:span text:style-name="T20">3 joueurs</text:span><text:s/>exactement).</text:p>
        </text:list-item>
      </text:list>
      <text:p text:style-name="Paragraphedeliste"/>
      <text:p text:style-name="Paragraphedeliste">Les joueurs se voient attribuer une place au hasard parmi les 3 disponible pour chaque labyrinthe (d’où l’importance pour les créateurs de labyrinthes d’imaginer 3 points d’entrées aux chances égales).<text:s/>Les labyrinthes sont ici choisis au hasard dans toute la base de données.</text:p>
      <text:soft-page-break/>
      <text:p text:style-name="Paragraphedeliste">S’en suit alors une course entre les 3 participants<text:s/>dont<text:s/>le vainqueur sera celui ayant réussi à atteindre le trophée le plus rapidement possible.</text:p>
      <text:p text:style-name="Paragraphedeliste"/>
      <text:p text:style-name="Paragraphedeliste">Durant la course, les joueurs pourront à tout moment se croiser et utiliser leurs « compétences » particulières afin de gêner la progression de leurs adversaires.</text:p>
      <text:p text:style-name="Paragraphedeliste"/>
      <text:p text:style-name="Paragraphedeliste">Le gagnant de chaque course se voit attribuer des points de succès ainsi que des pièces d’or.</text:p>
      <text:p text:style-name="Paragraphedeliste"/>
      <text:list text:style-name="LFO4" text:continue-numbering="true">
        <text:list-item>
          <text:p text:style-name="P21">Les compétences, points de succès et pièces d’or seront abordés dans la partie IV : « Les récompenses ».</text:p>
        </text:list-item>
      </text:list>
      <text:p text:style-name="Normal"/>
      <text:h text:style-name="P22" text:outline-level="2">IV Les récompenses</text:h>
      <text:p text:style-name="Normal"/>
      <text:p text:style-name="Normal"><text:tab/>Afin de donner au jeu une dimension communautaire, nous avons voulu<text:s/>instaurer<text:s/>un système de récompenses double :</text:p>
      <text:list text:style-name="LFO5" text:continue-numbering="true">
        <text:list-item>
          <text:p text:style-name="P23">Les points de succès :</text:p>
        </text:list-item>
      </text:list>
      <text:p text:style-name="Paragraphedeliste"/>
      <text:list text:style-name="LFO6" text:continue-numbering="true">
        <text:list-item>
          <text:p text:style-name="P24">Les points de succès<text:s/><text:span text:style-name="T25">solitaires</text:span><text:span text:style-name="T26"><text:s/></text:span>permettent au joueur d’obtenir une meilleure place dans le classement général « Solitaire ». Si 2 joueurs ont le même nombre de points de succès, ce sont leurs temps respectifs qui permettent de les départager.</text:p>
        </text:list-item>
      </text:list>
      <text:p text:style-name="P27"/>
      <text:list text:style-name="LFO6" text:continue-numbering="true">
        <text:list-item>
          <text:p text:style-name="P28">Les points de succès<text:s/><text:span text:style-name="T29">Multi-joueurs</text:span><text:s/>permettent au joueur d’obtenir une meilleure place dans le classement multijoueur général.</text:p>
        </text:list-item>
      </text:list>
      <text:p text:style-name="Normal"/>
      <text:list text:style-name="LFO5" text:continue-numbering="true">
        <text:list-item>
          <text:p text:style-name="P30">Les pièces d’or :<text:s/></text:p>
        </text:list-item>
      </text:list>
      <text:p text:style-name="Paragraphedeliste"/>
      <text:p text:style-name="Paragraphedeliste">Les pièces d’or ne sont<text:s/>utilisables que pour le mode multi-joueurs du jeu. Elles<text:s/>vont permettre au joueur d’acheter 2 types d’objets différents :<text:s/></text:p>
      <text:p text:style-name="Paragraphedeliste"/>
      <text:list text:style-name="LFO7" text:continue-numbering="true">
        <text:list-item>
          <text:p text:style-name="P31">Les « compétences » donnent un pouvoir au joueur : possibilité d’aveugler un cours laps de temps l’adversaire (écran noir), possibilité de le paralyser, de le téléporter à un endroit aléatoire, etc….</text:p>
        </text:list-item>
      </text:list>
      <text:p text:style-name="Normal"/>
      <text:list text:style-name="LFO7" text:continue-numbering="true">
        <text:list-item>
          <text:p text:style-name="P32">Les habits permettent au joueur de se démarquer et d’arborer fièrement des<text:s/>tenues<text:s/>très<text:s/>chères<text:s/>afin de montrer aux autres aventuriers son niveau avancé dans les conquêtes de labyrinthes.</text:p>
        </text:list-item>
      </text:list>
      <text:p text:style-name="Normal"/>
      <text:h text:style-name="P33" text:outline-level="2">V) Etapes du projet</text:h>
      <text:p text:style-name="Normal"/>
      <text:p text:style-name="Normal">Un projet tel que celui-ci doit être réalisé par « étapes », par blocs, afin de rendre son avancée plus facile.</text:p>
      <text:soft-page-break/>
      <text:list text:style-name="LFO8" text:continue-numbering="true">
        <text:list-item>
          <text:p text:style-name="P34">La première étape serait donc de permettre la création de labyrinthes personnalisés et la possibilité de jouer en mode « solitaire ».</text:p>
        </text:list-item>
        <text:list-item>
          <text:p text:style-name="P35">La seconde étape est le développement de la partie multi-joueurs du jeu.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7">
      <text:list-level-style-number text:level="1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y-PC</meta:initial-creator>
    <dc:creator>My-PC</dc:creator>
    <meta:creation-date>2017-01-15T14:08:00Z</meta:creation-date>
    <dc:date>2017-01-15T14:55:00Z</dc:date>
    <meta:template xlink:href="Normal.dotm" xlink:type="simple"/>
    <meta:editing-cycles>5</meta:editing-cycles>
    <meta:editing-duration>PT2820S</meta:editing-duration>
    <meta:document-statistic meta:page-count="3" meta:paragraph-count="7" meta:word-count="572" meta:character-count="3713" meta:row-count="26" meta:non-whitespace-character-count="3148"/>
  </office:meta>
</office:document-meta>
</file>